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measure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2" draw:layer="layout" svg:width="5cm" svg:height="1cm" svg:x="8.1cm" svg:y="2.6cm">
          <text:p text:style-name="P1"><text:span text:style-name="T1">ICMP</text:span><text:span text:style-name="T1">メッセージ</text:span></text:p>
        </draw:rect>
        <draw:rect draw:style-name="gr1" draw:text-style-name="P2" draw:layer="layout" svg:width="5cm" svg:height="2cm" svg:x="2.3cm" svg:y="2cm">
          <text:p text:style-name="P1"><text:span text:style-name="T1">IP</text:span><text:span text:style-name="T1">ヘッダ</text:span></text:p>
        </draw:rect>
        <draw:rect draw:style-name="gr2" draw:text-style-name="P1" draw:layer="layout" svg:width="6.5cm" svg:height="2cm" svg:x="7.3cm" svg:y="2cm">
          <text:p/>
        </draw:rect>
        <draw:measure draw:style-name="gr3" draw:text-style-name="P1" draw:layer="measurelines" svg:x1="2.3cm" svg:y1="5.2cm" svg:x2="13.8cm" svg:y2="5.2cm">
          <text:p/>
        </draw:measure>
        <draw:frame draw:style-name="gr4" draw:text-style-name="P3" draw:layer="layout" svg:width="3.652cm" svg:height="0.806cm" svg:x="6.4cm" svg:y="4.8cm">
          <draw:text-box>
            <text:p><text:span text:style-name="T1">IP</text:span><text:span text:style-name="T1">データグラム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7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6T02:18:01.75</meta:creation-date>
    <dc:date>2010-11-26T03:26:34.67</dc:date>
    <meta:editing-duration>PT00H23M01S</meta:editing-duration>
    <meta:editing-cycles>2</meta:editing-cycles>
    <meta:generator>OpenOffice.org/3.2$Win32 OpenOffice.org_project/320m18$Build-9502</meta:generator>
    <meta:document-statistic meta:object-count="5"/>
  </office:meta>
</office:document-meta>
</file>